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60000027D3696E79E4FCB3D5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358cm" svg:height="27.7cm" svg:x="1cm" svg:y="1cm">
          <draw:image xlink:href="Pictures/10000001000002B60000027D3696E79E4FCB3D5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10T20:15:47.731258457</meta:creation-date>
    <dc:date>2023-05-21T17:11:32.252895997</dc:date>
    <meta:editing-duration>PT4M58S</meta:editing-duration>
    <meta:editing-cycles>7</meta:editing-cycles>
    <meta:generator>LibreOffice/7.3.7.2$Linux_X86_64 LibreOffice_project/30$Build-2</meta:generator>
    <meta:document-statistic meta:object-count="1"/>
  </office:meta>
</office:document-meta>
</file>